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Ultrafine_20_Dashed" svg:stroke-color="#c0c0c0" draw:marker-end="Symmetric_20_Arrow" draw:marker-end-width="0.3cm" draw:fill="none" draw:textarea-vertical-align="middle"/>
    </style:style>
    <style:style style:name="gr2" style:family="graphic" style:parent-style-name="standard">
      <style:graphic-properties svg:stroke-color="#c0c0c0" draw:fill-color="#ffffff" draw:textarea-horizontal-align="justify" draw:textarea-vertical-align="middle" draw:auto-grow-height="false" fo:min-height="0.174cm" fo:min-width="0.066cm"/>
    </style:style>
    <style:style style:name="gr3" style:family="graphic" style:parent-style-name="objectwithoutfill">
      <style:graphic-properties draw:marker-end="Symmetric_20_Arrow" draw:marker-end-width="0.3cm" draw:fill="none" draw:textarea-vertical-align="middle"/>
    </style:style>
    <style:style style:name="gr4" style:family="graphic" style:parent-style-name="standard">
      <style:graphic-properties svg:stroke-color="#c0c0c0" draw:fill-color="#ffffff" draw:textarea-horizontal-align="justify" draw:textarea-vertical-align="middle" draw:auto-grow-height="false" fo:min-height="0.177cm" fo:min-width="0.066cm"/>
    </style:style>
    <style:style style:name="gr5" style:family="graphic" style:parent-style-name="standard">
      <style:graphic-properties svg:stroke-width="0.035cm" svg:stroke-color="#a9a9a9" draw:marker-start-width="0.252cm" draw:marker-end-width="0.252cm" draw:fill="none" draw:textarea-vertical-align="middle" draw:auto-grow-height="false" fo:min-height="2.086cm" fo:min-width="0cm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7cm" fo:min-width="2.52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1cm" fo:min-width="0cm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0.034cm" fo:min-width="0.066cm"/>
    </style:style>
    <style:style style:name="gr9" style:family="graphic" style:parent-style-name="standard">
      <style:graphic-properties draw:stroke="solid" svg:stroke-color="#c0c0c0" draw:fill-color="#ffffff" draw:textarea-horizontal-align="justify" draw:textarea-vertical-align="middle" draw:auto-grow-height="false" fo:min-height="0.494cm" fo:min-width="3.2cm"/>
    </style:style>
    <style:style style:name="gr10" style:family="graphic" style:parent-style-name="standard">
      <style:graphic-properties svg:stroke-color="#c0c0c0" draw:fill="none" draw:textarea-horizontal-align="justify" draw:textarea-vertical-align="middle" draw:auto-grow-height="false" fo:min-height="0.65cm" fo:min-width="4.7cm"/>
    </style:style>
    <style:style style:name="gr11" style:family="graphic" style:parent-style-name="standard">
      <style:graphic-properties svg:stroke-color="#c0c0c0" draw:fill="none" draw:textarea-horizontal-align="justify" draw:textarea-vertical-align="middle" draw:auto-grow-height="false" fo:min-height="0.65cm" fo:min-width="4.5cm"/>
    </style:style>
    <style:style style:name="gr12" style:family="graphic" style:parent-style-name="standard">
      <style:graphic-properties svg:stroke-color="#c0c0c0" draw:fill="none" draw:textarea-horizontal-align="justify" draw:textarea-vertical-align="middle" draw:auto-grow-height="false" fo:min-height="0.65cm" fo:min-width="2.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1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11pt" style:font-size-asian="11pt" style:font-size-complex="11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text-properties fo:color="#a9a9a9" fo:font-size="10pt" style:font-size-asian="10pt" style:font-size-complex="10pt"/>
    </style:style>
    <style:style style:name="P6" style:family="paragraph">
      <loext:graphic-properties draw:fill="none" draw:fill-color="#ffffff"/>
      <style:text-properties fo:font-size="10pt" style:font-size-asian="10pt" style:font-size-complex="10pt"/>
    </style:style>
    <style:style style:name="P7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8" style:family="paragraph">
      <style:text-properties fo:color="#f0ffff"/>
    </style:style>
    <style:style style:name="P9" style:family="paragraph">
      <loext:graphic-properties draw:fill="none" draw:fill-color="#ffffff"/>
      <style:text-properties fo:color="#f0ffff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color="#a9a9a9"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4.3cm" svg:y1="3.1cm" svg:x2="4.31cm" svg:y2="17.818cm" draw:start-shape="id1" draw:start-glue-point="2" svg:d="M4300 3100l10 14718" svg:viewBox="0 0 11 14719">
          <text:p/>
        </draw:connector>
        <draw:custom-shape draw:style-name="gr2" draw:text-style-name="P3" xml:id="id2" draw:id="id2" draw:layer="layout" svg:width="0.8cm" svg:height="0.6cm" svg:x="8.2cm" svg:y="4cm">
          <text:p text:style-name="P2"><text:span text:style-name="T1">..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4.3cm" svg:y1="3.1cm" svg:x2="8.2cm" svg:y2="4.3cm" draw:start-shape="id1" draw:start-glue-point="2" draw:end-shape="id2" draw:end-glue-point="6" svg:d="M4300 3100l3900 1200" svg:viewBox="0 0 3901 1201">
          <text:p/>
        </draw:connector>
        <draw:custom-shape draw:style-name="gr4" draw:text-style-name="P3" xml:id="id4" draw:id="id4" draw:layer="layout" svg:width="0.8cm" svg:height="0.603cm" svg:x="8.2cm" svg:y="5.997cm">
          <text:p text:style-name="P2"><text:span text:style-name="T1">..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8.6cm" svg:y1="4.6cm" svg:x2="8.601cm" svg:y2="5.1cm" draw:start-shape="id2" draw:start-glue-point="8" draw:end-shape="id3" draw:end-glue-point="4" svg:d="M8600 4600l1 500" svg:viewBox="0 0 2 501">
          <text:p/>
        </draw:connector>
        <draw:connector draw:style-name="gr3" draw:text-style-name="P1" draw:layer="layout" draw:type="line" svg:x1="8.601cm" svg:y1="5.5cm" svg:x2="8.6cm" svg:y2="5.997cm" draw:start-shape="id3" draw:start-glue-point="8" draw:end-shape="id4" draw:end-glue-point="4" svg:d="M8601 5500l-1 497" svg:viewBox="0 0 2 498">
          <text:p/>
        </draw:connector>
        <draw:connector draw:style-name="gr3" draw:text-style-name="P1" draw:layer="layout" draw:type="line" svg:x1="8.6cm" svg:y1="6.6cm" svg:x2="8.6cm" svg:y2="7.3cm" draw:start-shape="id4" draw:start-glue-point="8" draw:end-shape="id5" draw:end-glue-point="0" svg:d="M8600 6600v700" svg:viewBox="0 0 1 701">
          <text:p/>
        </draw:connector>
        <draw:custom-shape draw:style-name="gr5" draw:text-style-name="P1" draw:layer="layout" svg:width="1.1cm" svg:height="2.5cm" svg:x="9.1cm" svg:y="4.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text-style-name="P5" draw:layer="layout" svg:width="3.28cm" svg:height="1.031cm" svg:x="10.1cm" svg:y="4.8cm">
          <draw:text-box>
            <text:p text:style-name="P4"><text:span text:style-name="T2">HTTP call via </text:span></text:p>
            <text:p text:style-name="P4"><text:span text:style-name="T2">“</text:span><text:span text:style-name="T2">request-promise”</text:span></text:p>
          </draw:text-box>
        </draw:frame>
        <draw:frame draw:style-name="gr7" draw:text-style-name="P6" draw:layer="layout" svg:width="1.332cm" svg:height="0.641cm" svg:x="7.468cm" svg:y="6.7cm">
          <draw:text-box>
            <text:p><text:span text:style-name="T3">then</text:span></text:p>
          </draw:text-box>
        </draw:frame>
        <draw:connector draw:style-name="gr3" draw:text-style-name="P1" draw:layer="layout" draw:type="line" svg:x1="8.6cm" svg:y1="8.2cm" svg:x2="8.6cm" svg:y2="9.8cm" draw:start-shape="id5" draw:start-glue-point="2" draw:end-shape="id6" draw:end-glue-point="0" svg:d="M8600 8200v1600" svg:viewBox="0 0 1 1601">
          <text:p/>
        </draw:connector>
        <draw:connector draw:style-name="gr3" draw:text-style-name="P1" draw:layer="layout" draw:type="line" svg:x1="8.6cm" svg:y1="8.2cm" svg:x2="15.6cm" svg:y2="11.7cm" draw:start-shape="id5" draw:start-glue-point="2" draw:end-shape="id7" draw:end-glue-point="6" svg:d="M8600 8200l7000 3500" svg:viewBox="0 0 7001 3501">
          <text:p/>
        </draw:connector>
        <draw:custom-shape draw:style-name="gr8" draw:text-style-name="P3" xml:id="id3" draw:id="id3" draw:layer="layout" svg:width="0.8cm" svg:height="0.4cm" svg:x="8.201cm" svg:y="5.1cm">
          <text:p text:style-name="P2"><text:span text:style-name="T1">..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" draw:id="id7" draw:layer="layout" svg:width="0.8cm" svg:height="0.6cm" svg:x="15.6cm" svg:y="11.4cm">
          <text:p text:style-name="P2"><text:span text:style-name="T1">..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9" draw:id="id9" draw:layer="layout" svg:width="0.8cm" svg:height="0.603cm" svg:x="15.6cm" svg:y="13.397cm">
          <text:p text:style-name="P2"><text:span text:style-name="T1">..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6cm" svg:y1="12cm" svg:x2="16.001cm" svg:y2="12.5cm" draw:start-shape="id7" draw:start-glue-point="8" draw:end-shape="id8" draw:end-glue-point="4" svg:d="M16000 12000l1 500" svg:viewBox="0 0 2 501">
          <text:p/>
        </draw:connector>
        <draw:connector draw:style-name="gr3" draw:text-style-name="P1" draw:layer="layout" draw:type="line" svg:x1="16.001cm" svg:y1="12.9cm" svg:x2="16cm" svg:y2="13.397cm" draw:start-shape="id8" draw:start-glue-point="8" draw:end-shape="id9" draw:end-glue-point="4" svg:d="M16001 12900l-1 497" svg:viewBox="0 0 2 498">
          <text:p/>
        </draw:connector>
        <draw:custom-shape draw:style-name="gr8" draw:text-style-name="P3" xml:id="id8" draw:id="id8" draw:layer="layout" svg:width="0.8cm" svg:height="0.4cm" svg:x="15.601cm" svg:y="12.5cm">
          <text:p text:style-name="P2"><text:span text:style-name="T1">..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0" draw:id="id10" draw:layer="layout" svg:width="0.8cm" svg:height="0.6cm" svg:x="12.299cm" svg:y="11.4cm">
          <text:p text:style-name="P2"><text:span text:style-name="T1">..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2" draw:id="id12" draw:layer="layout" svg:width="0.8cm" svg:height="0.603cm" svg:x="12.299cm" svg:y="13.397cm">
          <text:p text:style-name="P2"><text:span text:style-name="T1">..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2.699cm" svg:y1="12cm" svg:x2="12.7cm" svg:y2="12.5cm" draw:start-shape="id10" draw:start-glue-point="8" draw:end-shape="id11" draw:end-glue-point="4" svg:d="M12699 12000l1 500" svg:viewBox="0 0 2 501">
          <text:p/>
        </draw:connector>
        <draw:connector draw:style-name="gr3" draw:text-style-name="P1" draw:layer="layout" draw:type="line" svg:x1="12.7cm" svg:y1="12.9cm" svg:x2="12.699cm" svg:y2="13.397cm" draw:start-shape="id11" draw:start-glue-point="8" draw:end-shape="id12" draw:end-glue-point="4" svg:d="M12700 12900l-1 497" svg:viewBox="0 0 2 498">
          <text:p/>
        </draw:connector>
        <draw:custom-shape draw:style-name="gr8" draw:text-style-name="P3" xml:id="id11" draw:id="id11" draw:layer="layout" svg:width="0.8cm" svg:height="0.4cm" svg:x="12.3cm" svg:y="12.5cm">
          <text:p text:style-name="P2"><text:span text:style-name="T1">..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8.6cm" svg:y1="10.7cm" svg:x2="12.416cm" svg:y2="11.488cm" draw:start-shape="id6" draw:start-glue-point="2" draw:end-shape="id10" draw:end-glue-point="5" svg:d="M8600 10700l3816 788" svg:viewBox="0 0 3817 789">
          <text:p/>
        </draw:connector>
        <draw:connector draw:style-name="gr1" draw:text-style-name="P1" draw:layer="layout" draw:type="line" svg:x1="8.6cm" svg:y1="10.7cm" svg:x2="8.63cm" svg:y2="17.811cm" draw:start-shape="id6" draw:start-glue-point="2" svg:d="M8600 10700l30 7111" svg:viewBox="0 0 31 7112">
          <text:p/>
        </draw:connector>
        <draw:custom-shape draw:style-name="gr9" draw:text-style-name="P7" xml:id="id13" draw:id="id13" draw:layer="layout" svg:width="3.7cm" svg:height="0.744cm" svg:x="12.4cm" svg:y="15.156cm">
          <text:p text:style-name="P2"><text:span text:style-name="T4">Promise.all(...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12.699cm" svg:y1="14cm" svg:x2="14.25cm" svg:y2="15.156cm" draw:start-shape="id12" draw:start-glue-point="8" draw:end-shape="id13" draw:end-glue-point="0" svg:d="M12699 14000v578h1551v578" svg:viewBox="0 0 1552 1157">
          <text:p/>
        </draw:connector>
        <draw:connector draw:style-name="gr3" draw:text-style-name="P1" draw:layer="layout" svg:x1="16cm" svg:y1="14cm" svg:x2="14.25cm" svg:y2="15.156cm" draw:start-shape="id9" draw:start-glue-point="8" draw:end-shape="id13" draw:end-glue-point="0" svg:d="M16000 14000v578h-1750v578" svg:viewBox="0 0 1751 1157">
          <text:p/>
        </draw:connector>
        <draw:connector draw:style-name="gr3" draw:text-style-name="P1" draw:layer="layout" draw:type="line" svg:x1="14.25cm" svg:y1="15.9cm" svg:x2="14.25cm" svg:y2="17cm" draw:start-shape="id13" draw:start-glue-point="2" draw:end-shape="id14" draw:end-glue-point="0" svg:d="M14250 15900v1100" svg:viewBox="0 0 1 1101">
          <text:p/>
        </draw:connector>
        <draw:frame draw:style-name="gr7" draw:text-style-name="P6" draw:layer="layout" svg:width="1.332cm" svg:height="0.641cm" svg:x="13.169cm" svg:y="16.201cm">
          <draw:text-box>
            <text:p><text:span text:style-name="T3">then</text:span></text:p>
          </draw:text-box>
        </draw:frame>
        <draw:custom-shape draw:style-name="gr5" draw:text-style-name="P1" draw:layer="layout" svg:width="1.1cm" svg:height="2.5cm" svg:x="16.692cm" svg:y="11.5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text-style-name="P5" draw:layer="layout" svg:width="3.28cm" svg:height="1.031cm" svg:x="17.692cm" svg:y="12.201cm">
          <draw:text-box>
            <text:p text:style-name="P4"><text:span text:style-name="T2">HTTP call via </text:span></text:p>
            <text:p text:style-name="P4"><text:span text:style-name="T2">“</text:span><text:span text:style-name="T2">request-promise”</text:span></text:p>
          </draw:text-box>
        </draw:frame>
        <draw:custom-shape draw:style-name="gr10" draw:text-style-name="P1" xml:id="id1" draw:id="id1" draw:layer="layout" svg:width="5.2cm" svg:height="0.9cm" svg:x="1.7cm" svg:y="2.2cm">
          <text:p text:style-name="P2"><text:span text:style-name="T1">const call1Promise = rp('...');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xml:id="id5" draw:id="id5" draw:layer="layout" svg:width="5cm" svg:height="0.9cm" svg:x="6.1cm" svg:y="7.3cm">
          <text:p text:style-name="P2"><text:span text:style-name="T1">const call2Promise = rp('...'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xml:id="id6" draw:id="id6" draw:layer="layout" svg:width="5cm" svg:height="0.9cm" svg:x="6.1cm" svg:y="9.8cm">
          <text:p text:style-name="P2"><text:span text:style-name="T1">const call3Promise = rp('...')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xml:id="id14" draw:id="id14" draw:layer="layout" svg:width="3.3cm" svg:height="0.9cm" svg:x="12.6cm" svg:y="17cm">
          <text:p text:style-name="P2"><text:span text:style-name="T1">console.log(‘...’)</text:span></text:p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0.68cm" svg:height="0.954cm" svg:x="13.7cm" svg:y="17.4cm">
          <draw:text-box>
            <text:p text:style-name="P8">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30T16:19:28.402586000</meta:creation-date>
    <dc:date>2017-10-01T19:21:17.224154000</dc:date>
    <meta:editing-duration>PT1H3M21S</meta:editing-duration>
    <meta:editing-cycles>19</meta:editing-cycles>
    <meta:generator>LibreOffice/5.3.6.1$MacOSX_X86_64 LibreOffice_project/686f202eff87ef707079aeb7f485847613344eb7</meta:generator>
    <meta:document-statistic meta:object-count="37"/>
  </office:meta>
</office:document-meta>
</file>